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rsid="001bf81f" officeooo:paragraph-rsid="001bf81f"/>
    </style:style>
    <style:style style:name="P2" style:family="paragraph" style:parent-style-name="Standard" style:list-style-name="L1">
      <style:paragraph-properties fo:line-height="200%" fo:text-align="start" style:justify-single-word="false"/>
      <style:text-properties officeooo:rsid="001bf81f" officeooo:paragraph-rsid="001bf81f"/>
    </style:style>
    <style:style style:name="P3" style:family="paragraph" style:parent-style-name="Standard">
      <style:paragraph-properties fo:line-height="200%" fo:text-align="start" style:justify-single-word="false"/>
      <style:text-properties officeooo:rsid="001d0760" officeooo:paragraph-rsid="001d0760"/>
    </style:style>
    <style:style style:name="P4" style:family="paragraph" style:parent-style-name="Standard" style:list-style-name="L1">
      <style:paragraph-properties fo:line-height="200%" fo:text-align="start" style:justify-single-word="false"/>
      <style:text-properties officeooo:rsid="001d8a99" officeooo:paragraph-rsid="001d8a99"/>
    </style:style>
    <style:style style:name="T1" style:family="text">
      <style:text-properties officeooo:rsid="001d076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stomer Report <text:s text:c="2"/><text:tab/><text:tab/><text:tab/><text:tab/><text:tab/><text:tab/><text:tab/><text:tab/><text:tab/><text:tab/> September 21</text:p>
      <text:p text:style-name="P1">We are the customer for the group Campus Sales</text:p>
      <text:list xml:id="list6174238521249819200" text:style-name="L1">
        <text:list-item>
          <text:p text:style-name="P2">They are in the state of starting to implement their basic design of the look of their pages and the flow of the layout. They have also begun to work on some of the back-layer to keep up with the demands of their ongoing front-end development.</text:p>
        </text:list-item>
        <text:list-item>
          <text:p text:style-name="P2">We have not seen a working prototype of this project yet, we have seen a homepage mock-up.</text:p>
        </text:list-item>
        <text:list-item>
          <text:p text:style-name="P2">I believe that they have done a great job following the priorities we set forward. <text:span text:style-name="T1">It seems that they really pay attention to what we are looking for as a customer.</text:span></text:p>
        </text:list-item>
        <text:list-item>
          <text:p text:style-name="P4">For the upcoming week I would like to see a small working prototype, that functions limitedly.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Federlin</meta:initial-creator>
    <meta:creation-date>2016-09-21T12:29:05.774387141</meta:creation-date>
    <dc:date>2016-09-26T12:41:38.804681257</dc:date>
    <dc:creator>Chris Federlin</dc:creator>
    <meta:editing-duration>PT17M12S</meta:editing-duration>
    <meta:editing-cycles>2</meta:editing-cycles>
    <meta:generator>LibreOffice/4.4.3.2$Linux_X86_64 LibreOffice_project/40m0$Build-2</meta:generator>
    <meta:document-statistic meta:table-count="0" meta:image-count="0" meta:object-count="0" meta:page-count="1" meta:paragraph-count="6" meta:word-count="127" meta:character-count="683" meta:non-whitespace-character-count="552"/>
  </office:meta>
</office:document-meta>
</file>